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FreeSerif1" svg:font-family="FreeSerif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88cm" fo:min-width="4.312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1.978cm" style:use-optimal-column-width="false"/>
    </style:style>
    <style:style style:name="co2" style:family="table-column">
      <style:table-column-properties style:column-width="1.893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1.851cm" style:use-optimal-column-width="false"/>
    </style:style>
    <style:style style:name="co5" style:family="table-column">
      <style:table-column-properties style:column-width="2.019cm" style:use-optimal-column-width="false"/>
    </style:style>
    <style:style style:name="co6" style:family="table-column">
      <style:table-column-properties style:column-width="2.061cm" style:use-optimal-column-width="false"/>
    </style:style>
    <style:style style:name="co7" style:family="table-column">
      <style:table-column-properties style:column-width="1.914cm" style:use-optimal-column-width="false"/>
    </style:style>
    <style:style style:name="co8" style:family="table-column">
      <style:table-column-properties style:column-width="2.104cm" style:use-optimal-column-width="false"/>
    </style:style>
    <style:style style:name="co9" style:family="table-column">
      <style:table-column-properties style:column-width="2.04cm" style:use-optimal-column-width="false"/>
    </style:style>
    <style:style style:name="co10" style:family="table-column">
      <style:table-column-properties style:column-width="3.864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256cm" style:use-optimal-row-height="false"/>
    </style:style>
    <style:style style:name="ro3" style:family="table-row">
      <style:table-row-properties style:row-height="1.257cm" style:use-optimal-row-height="fals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color="#666666" style:text-position="-33% 58%"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text-properties style:font-name="LM Sans 12"/>
    </style:style>
    <style:style style:name="P17" style:family="paragraph">
      <style:paragraph-properties style:writing-mode="lr-tb"/>
      <style:text-properties style:font-name="LM Sans 12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style:text-position="-33% 58%" style:font-name="FreeSerif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66% 58%" fo:font-style="normal" style:font-style-asian="normal" style:font-style-complex="normal"/>
    </style:style>
    <style:style style:name="T10" style:family="text">
      <style:text-properties fo:color="#2a6099" style:text-position="0% 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style:text-position="super 58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33% 58%" fo:font-style="normal" style:font-style-asian="normal" style:font-style-complex="normal"/>
    </style:style>
    <style:style style:name="T13" style:family="text">
      <style:text-properties style:text-position="-33% 58%"/>
    </style:style>
    <style:style style:name="T14" style:family="text">
      <style:text-properties style:text-position="super 58%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19" style:family="text">
      <style:text-properties fo:color="#666666" fo:font-size="10pt" style:font-size-asian="10pt" style:font-size-complex="10pt"/>
    </style:style>
    <style:style style:name="T20" style:family="text">
      <style:text-properties fo:color="#21409a"/>
    </style:style>
    <style:style style:name="T21" style:family="text">
      <style:text-properties fo:color="#21409a" style:font-name="Consolas1"/>
    </style:style>
    <style:style style:name="T22" style:family="text">
      <style:text-properties fo:color="#21409a" style:text-position="-33% 58%"/>
    </style:style>
    <style:style style:name="T23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1409a" style:text-position="66% 58%"/>
    </style:style>
    <style:style style:name="T26" style:family="text">
      <style:text-properties fo:color="#21409a" fo:font-weight="bold" style:font-weight-asian="bold" style:font-weight-complex="bold"/>
    </style:style>
    <style:style style:name="T27" style:family="text">
      <style:text-properties fo:color="#666666"/>
    </style:style>
    <style:style style:name="T28" style:family="text">
      <style:text-properties style:use-window-font-color="true" style:font-name="FreeSerif" fo:font-style="italic" style:font-style-asian="italic" style:font-style-complex="italic"/>
    </style:style>
    <style:style style:name="T29" style:family="text">
      <style:text-properties style:use-window-font-color="true" style:font-name="FreeSerif1" fo:font-style="italic" style:font-name-asian="FreeSerif1" style:font-style-asian="italic" style:font-name-complex="FreeSerif1" style:font-style-complex="italic"/>
    </style:style>
    <style:style style:name="T30" style:family="text">
      <style:text-properties style:use-window-font-color="true"/>
    </style:style>
    <style:style style:name="T31" style:family="text">
      <style:text-properties fo:color="#006c3b" fo:font-weight="normal" style:font-weight-asian="normal" style:font-weight-complex="normal"/>
    </style:style>
    <style:style style:name="T32" style:family="text">
      <style:text-properties fo:color="#006c3b" fo:font-weight="bold" style:font-weight-asian="bold" style:font-weight-complex="bold"/>
    </style:style>
    <style:style style:name="T33" style:family="text">
      <style:text-properties fo:color="#21409a" style:font-name="Consolas1" style:text-underline-style="none"/>
    </style:style>
    <style:style style:name="T34" style:family="text">
      <style:text-properties fo:color="#21409a" style:font-name="Consolas1" style:text-underline-style="solid" style:text-underline-width="auto" style:text-underline-color="font-color"/>
    </style:style>
    <style:style style:name="T35" style:family="text">
      <style:text-properties style:font-name="LM Sans 12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FreeSerif1" style:font-size-asian="32pt" style:font-style-asian="italic" style:font-weight-asian="normal" style:font-name-complex="Free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font-name="LM Sans 12" fo:font-style="italic" style:font-style-asian="italic" style:font-style-complex="italic"/>
    </style:style>
    <style:style style:name="T41" style:family="text">
      <style:text-properties style:use-window-font-color="true" style:font-name="LM Sans 12" fo:font-style="normal" style:font-style-asian="normal" style:font-style-complex="normal"/>
    </style:style>
    <style:style style:name="T42" style:family="text">
      <style:text-properties fo:color="#21409a" style:font-name="LM Sans 12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66% 58%" style:font-name="LM Sans 12" fo:font-style="italic" style:font-style-asian="italic" style:font-style-complex="italic"/>
    </style:style>
    <style:style style:name="T47" style:family="text">
      <style:text-properties style:text-position="0% 100%" style:font-name="LM Sans 12" fo:font-style="italic" style:font-style-asian="italic" style:font-style-complex="italic"/>
    </style:style>
    <style:style style:name="T48" style:family="text">
      <style:text-properties style:text-position="0% 100%" style:font-name="LM Sans 12"/>
    </style:style>
    <style:style style:name="T49" style:family="text">
      <style:text-properties fo:color="#21409a" style:text-position="0% 100%" style:font-name="LM Sans 12"/>
    </style:style>
    <style:style style:name="T50" style:family="text">
      <style:text-properties fo:color="#21409a" style:text-position="66% 58%" style:font-name="LM Sans 12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</text:span><text:span text:style-name="T1">Stre</text:span><text:span text:style-name="T1">ams:</text:span></text:p>
            <text:p text:style-name="P1"><text:span text:style-name="T2"><text:tab/></text:span><text:span text:style-name="T2">Esti</text:span><text:span text:style-name="T2">mati</text:span><text:span text:style-name="T2">ng </text:span><text:span text:style-name="T2">Mo</text:span><text:span text:style-name="T2">men</text:span><text:span text:style-name="T2">ts</text:span></text:p>
            <text:p text:style-name="P1"><text:span text:style-name="T2"/></text:p>
            <text:p text:style-name="P1"><text:span text:style-name="T3">Mining </text:span><text:span text:style-name="T3">Massive </text:span><text:span text:style-name="T3">Dataset</text:span><text:span text:style-name="T3">s</text:span></text:p>
            <text:p text:style-name="P1"><text:span text:style-name="T4">Prof. </text:span><text:span text:style-name="T4">Carlos </text:span><text:span text:style-name="T4">Casti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6">A</text:span> distinct elements, and each element has frequency <text:span text:style-name="T6">m</text:span><text:span text:style-name="T7">i</text:span></text:p>
              </text:list-item>
              <text:list-item>
                <text:p><text:span text:style-name="T8">The k</text:span><text:span text:style-name="T9">th</text:span><text:span text:style-name="T8"> order moment of the stream is</text:span></text:p>
              </text:list-item>
              <text:list-item>
                <text:p><text:span text:style-name="T10">The 0</text:span><text:span text:style-name="T11">th</text:span><text:span text:style-name="T10"> order moment</text:span><text:span text:style-name="T8"> is the number of distinct elements in the stream</text:span></text:p>
              </text:list-item>
              <text:list-item>
                <text:p><text:span text:style-name="T10">The 1</text:span><text:span text:style-name="T11">st</text:span><text:span text:style-name="T10"> order moment</text:span><text:span text:style-name="T8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10" draw:layer="layout" svg:width="2.886cm" svg:height="2.196cm" svg:x="16.938cm" svg:y="6.86cm" svg:viewBox="0 0 2887 2197" draw:points="1442,2197 0,2197 0,0 2887,0 2887,2197">
            <text:p/>
          </draw:polygon>
          <draw:path draw:style-name="gr6" draw:text-style-name="P11" draw:layer="layout" svg:width="1.311cm" svg:height="1.379cm" svg:x="16.9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1" draw:layer="layout" svg:width="0.21cm" svg:height="0.465cm" svg:x="17.5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1" draw:layer="layout" svg:width="0.808cm" svg:height="0.447cm" svg:x="18.5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1" draw:layer="layout" svg:width="0.339cm" svg:height="0.487cm" svg:x="19.4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19.4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text-style-name="P7" draw:layer="layout" svg:width="25.199cm" svg:height="5.617cm" svg:x="1.4cm" svg:y="4.285cm" presentation:class="outline" presentation:user-transformed="true">
          <draw:text-box>
            <text:list text:style-name="L2">
              <text:list-item>
                <text:p><text:span text:style-name="T8">The k</text:span><text:span text:style-name="T12">th</text:span><text:span text:style-name="T8"> order moment of the stream is</text:span></text:p>
              </text:list-item>
              <text:list-item>
                <text:p><text:span text:style-name="T10">The 2</text:span><text:span text:style-name="T11">nd</text:span><text:span text:style-name="T10"> order moment</text:span><text:span text:style-name="T8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10" draw:layer="layout" svg:width="2.886cm" svg:height="2.196cm" svg:x="17.716cm" svg:y="3.809cm" svg:viewBox="0 0 2887 2197" draw:points="1442,2197 0,2197 0,0 2887,0 2887,2197">
            <text:p/>
          </draw:polygon>
          <draw:path draw:style-name="gr6" draw:text-style-name="P11" draw:layer="layout" svg:width="1.311cm" svg:height="1.379cm" svg:x="17.772cm" svg:y="3.908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1" draw:layer="layout" svg:width="0.21cm" svg:height="0.465cm" svg:x="18.321cm" svg:y="5.547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1" draw:layer="layout" svg:width="0.808cm" svg:height="0.447cm" svg:x="19.331cm" svg:y="4.407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1" draw:layer="layout" svg:width="0.339cm" svg:height="0.487cm" svg:x="20.218cm" svg:y="3.957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20.198cm" svg:y="4.629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76cm" svg:y="11.1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5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m<text:span text:style-name="T13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4">nd</text:span> moment</text:p>
              </table:table-cell>
            </table:table-row>
            <table:table-row table:style-name="ro2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3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sum m_i^2§svg§600§FALSE§</svg:desc>
          <draw:polygon draw:style-name="gr5" draw:text-style-name="P10" draw:layer="layout" svg:width="2.5cm" svg:height="1.425cm" svg:x="24.533cm" svg:y="9.34cm" svg:viewBox="0 0 2501 1426" draw:points="1251,1426 0,1426 0,0 2501,0 2501,1426">
            <text:p/>
          </draw:polygon>
          <draw:path draw:style-name="gr6" draw:text-style-name="P11" draw:layer="layout" svg:width="1.153cm" svg:height="1.246cm" svg:x="24.582cm" svg:y="9.429cm" svg:viewBox="0 0 1154 1247" svg:d="M1048 1247l106-285h-22c-33 93-126 154-226 181-19 4-103 27-271 27h-520l440-533c6-5 7-9 7-13 0-1 0-5-5-14l-404-568h475c117 0 195 13 203 15 47 9 122 22 191 67 22 13 81 55 110 128h22l-106-252h-1024c-20 0-20 0-24 5 0 2 0 21 0 32l458 644-449 541c-9 12-9 16-9 16 0 9 7 9 24 9z">
            <text:p/>
          </draw:path>
          <draw:path draw:style-name="gr6" draw:text-style-name="P11" draw:layer="layout" svg:width="0.709cm" svg:height="0.404cm" svg:x="25.954cm" svg:y="9.88cm" svg:viewBox="0 0 710 405" svg:d="M51 341c-2 15-7 35-7 41 0 14 11 23 25 23 10 0 26-9 31-23 2-4 11-46 17-68l18-80c7-19 11-39 17-61 1-14 9-42 9-43 14-30 60-110 142-110 40 0 48 33 48 62 0 24-6 48-15 73l-24 104-16 70c-4 18-13 47-13 53 0 14 15 23 26 23 27 0 34-22 40-51 11-51 45-181 53-217 2-9 47-117 142-117 37 0 48 31 48 62 0 51-37 154-55 201-7 20-11 31-11 49 0 42 29 73 71 73 82 0 113-129 113-138 0-8-7-8-9-8-9 0-9 2-14 17-13 45-41 109-88 109-17 0-22-9-22-29 0-22 7-44 16-64 17-47 53-146 53-197 0-57-34-95-98-95-68 0-112 38-143 88-1-13-3-44-27-66-22-18-49-22-71-22-79 0-123 57-135 77-4-51-42-77-81-77-40 0-56 35-64 51-16 31-27 84-27 86 0 9 7 9 9 9 11 0 11 0 17-20 14-64 31-106 63-106 13 0 28 6 28 40 0 19-6 29-15 75z">
            <text:p/>
          </draw:path>
          <draw:path draw:style-name="gr6" draw:text-style-name="P11" draw:layer="layout" svg:width="0.269cm" svg:height="0.413cm" svg:x="26.724cm" svg:y="9.493cm" svg:viewBox="0 0 270 414" svg:d="M270 301h-22c-2 15-7 51-16 57-4 5-51 5-59 5h-113c64-60 86-75 123-106 45-36 87-74 87-135 0-75-66-122-144-122-75 0-126 55-126 111 0 33 26 37 31 37 16 0 35-13 35-35 0-9-6-33-37-33 18-43 60-58 90-58 60 0 91 49 91 100 0 55-37 97-57 121l-148 148c-5 5-5 9-5 23h252z">
            <text:p/>
          </draw:path>
          <draw:path draw:style-name="gr6" draw:text-style-name="P11" draw:layer="layout" svg:width="0.183cm" svg:height="0.421cm" svg:x="26.715cm" svg:y="10.081cm" svg:viewBox="0 0 184 422" svg:d="M170 24c0-9-9-24-24-24-18 0-36 16-36 35 0 9 9 23 25 23 18 0 35-18 35-34zM46 341c-4 10-6 15-6 28 0 27 24 53 57 53 62 0 87-88 87-95 0-9-7-9-9-9-7 0-7 3-11 11-14 49-42 75-65 75-13 0-15-10-15-22 0-15 5-26 11-41 5-16 11-32 20-49 4-14 26-73 29-80 2-6 4-13 4-20 0-29-26-51-59-51-62 0-89 84-89 95 0 7 7 7 9 7 11 0 11-4 13-9 15-55 44-79 64-79 11 0 16 8 16 24 0 13-3 24-20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6">n</text:span>, the length of the stream</text:p>
              </text:list-item>
              <text:list-item>
                <text:p>We will sample <text:span text:style-name="T6">s</text:span> positions</text:p>
              </text:list-item>
              <text:list-item>
                <text:p>For each sample we will have <text:span text:style-name="T6">X.element</text:span> and <text:span text:style-name="T6">X.count</text:span></text:p>
              </text:list-item>
              <text:list-item>
                <text:p><text:span text:style-name="T15">We sample </text:span><text:span text:style-name="T6">s</text:span> random positions in the stream</text:p>
                <text:list>
                  <text:list-header>
                    <text:p><text:span text:style-name="T16">X.element</text:span><text:span text:style-name="T17"> = element in that position, </text:span><text:span text:style-name="T6">X.count ← 1</text:span></text:p>
                    <text:p>When we see <text:span text:style-name="T6">X.element</text:span> again, <text:span text:style-name="T6">X.count ← X.count + 1</text:span></text:p>
                  </text:list-header>
                </text:list>
              </text:list-item>
              <text:list-item>
                <text:p>Estimate second moment as <text:span text:style-name="T6">n(2 </text:span><text:span text:style-name="T18">×</text:span><text:span text:style-name="T6"> X.count - 1)</text:span></text:p>
              </text:list-item>
            </text:list>
          </draw:text-box>
        </draw:frame>
        <draw:frame draw:style-name="gr7" draw:text-style-name="P13" draw:layer="layout" svg:width="26.393cm" svg:height="0.646cm" svg:x="0.334cm" svg:y="14.61cm">
          <draw:text-box>
            <text:p text:style-name="P12"><text:span text:style-name="T19">Alon, N., Matias, Y., </text:span><text:span text:style-name="T19">&amp; Szegedy, M. </text:span><text:span text:style-name="T19">(1999). The space </text:span><text:span text:style-name="T19">complexity of </text:span><text:span text:style-name="T19">approximating the </text:span><text:span text:style-name="T19">frequency moments. </text:span><text:span text:style-name="T19">Journal of Computer </text:span><text:span text:style-name="T19">and system </text:span><text:span text:style-name="T19">sciences, 58(1), 137-</text:span><text:span text:style-name="T19">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text-style-name="P7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20">Example: </text:span><text:span text:style-name="T21">a,b,c,b,d,a,c,d,a,b,d,c,a,a,b</text:span></text:p>
                <text:list>
                  <text:list-header>
                    <text:p><text:span text:style-name="T20">m</text:span><text:span text:style-name="T22">a</text:span><text:span text:style-name="T20"> = 5, m</text:span><text:span text:style-name="T22">b </text:span><text:span text:style-name="T20">= 4, m</text:span><text:span text:style-name="T22">c</text:span><text:span text:style-name="T20"> = 3, m</text:span><text:span text:style-name="T22">d</text:span><text:span text:style-name="T20"> = 3</text:span></text:p>
                    <text:p><text:span text:style-name="T23">second moment = 5</text:span><text:span text:style-name="T24">2</text:span><text:span text:style-name="T23">+4</text:span><text:span text:style-name="T24">2</text:span><text:span text:style-name="T23">+3</text:span><text:span text:style-name="T24">2</text:span><text:span text:style-name="T23">+3</text:span><text:span text:style-name="T25">2</text:span><text:span text:style-name="T20"> = </text:span><text:span text:style-name="T26">59</text:span></text:p>
                  </text:list-header>
                </text:list>
              </text:list-item>
              <text:list-item>
                <text:p>Suppose we sample s=3 variables X<text:span text:style-name="T13">1</text:span>, X<text:span text:style-name="T13">2</text:span>, X<text:span text:style-name="T13">3</text:span></text:p>
              </text:list-item>
              <text:list-item>
                <text:p>Suppose we pick the 3<text:span text:style-name="T14">rd</text:span>, 8<text:span text:style-name="T14">th</text:span>, and 13<text:span text:style-name="T14">th</text:span> position at random</text:p>
              </text:list-item>
              <text:list-item>
                <text:p>X<text:span text:style-name="T13">1</text:span>.element=c, X<text:span text:style-name="T13">2</text:span>.element=d, X<text:span text:style-name="T13">3</text:span>.element=a</text:p>
              </text:list-item>
              <text:list-item>
                <text:p>X<text:span text:style-name="T13">1</text:span>.count=3, X<text:span text:style-name="T13">2</text:span>.count=2, X<text:span text:style-name="T13">3</text:span>.count=2 <text:span text:style-name="T27">(we count forwards only!)</text:span></text:p>
              </text:list-item>
              <text:list-item>
                <text:p><text:span text:style-name="T15">Estimate </text:span><text:span text:style-name="T28">n(2 </text:span><text:span text:style-name="T29">×</text:span><text:span text:style-name="T28"> X.count – 1)</text:span><text:span text:style-name="T30">, first estimate = 15(6-1) = 75,</text:span><text:span text:style-name="T30"><text:line-break/></text:span><text:span text:style-name="T30">second estimate 15(4-1) = 45, third estimate 15(4-1) = 45,</text:span><text:span text:style-name="T30"><text:line-break/></text:span><text:span text:style-name="T31">average of estimates = 55≃</text:span><text:span text:style-name="T32">59</text:span></text:p>
              </text:list-item>
            </text:list>
          </draw:text-box>
        </draw:frame>
        <draw:frame draw:style-name="gr7" draw:text-style-name="P13" draw:layer="layout" svg:width="26.393cm" svg:height="0.646cm" svg:x="0.334cm" svg:y="14.61cm">
          <draw:text-box>
            <text:p text:style-name="P12"><text:span text:style-name="T19">Alon, N., Matias, Y., </text:span><text:span text:style-name="T19">&amp; Szegedy, M. </text:span><text:span text:style-name="T19">(1999). The space </text:span><text:span text:style-name="T19">complexity of </text:span><text:span text:style-name="T19">approximating the </text:span><text:span text:style-name="T19">frequency moments. </text:span><text:span text:style-name="T19">Journal of Computer </text:span><text:span text:style-name="T19">and system </text:span><text:span text:style-name="T19">sciences, 58(1), 137-</text:span><text:span text:style-name="T19">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20">Example: </text:span><text:span text:style-name="T21">a,b,c,b,d,a,c,d,a,b,d,c,a,a,b</text:span></text:p>
              </text:list-item>
              <text:list-item>
                <text:p>Suppose we pick the 3<text:span text:style-name="T14">rd</text:span>, 8<text:span text:style-name="T14">th</text:span>, and 13<text:span text:style-name="T14">th</text:span> position at random</text:p>
              </text:list-item>
              <text:list-item>
                <text:p>X<text:span text:style-name="T13">1</text:span>.element=c, X<text:span text:style-name="T13">2</text:span>.element=d, X<text:span text:style-name="T13">3</text:span>.element=a</text:p>
              </text:list-item>
              <text:list-item>
                <text:p>X<text:span text:style-name="T13">1</text:span>.count=3, X<text:span text:style-name="T13">2</text:span>.count=2, X<text:span text:style-name="T13">3</text:span>.count=2</text:p>
              </text:list-item>
            </text:list>
          </draw:text-box>
        </draw:frame>
        <draw:frame draw:style-name="gr7" draw:text-style-name="P13" draw:layer="layout" svg:width="26.393cm" svg:height="0.646cm" svg:x="0.334cm" svg:y="14.61cm">
          <draw:text-box>
            <text:p text:style-name="P12"><text:span text:style-name="T19">Alon, N., Matias, Y., </text:span><text:span text:style-name="T19">&amp; Szegedy, M. </text:span><text:span text:style-name="T19">(1999). The space </text:span><text:span text:style-name="T19">complexity of </text:span><text:span text:style-name="T19">approximating the </text:span><text:span text:style-name="T19">frequency moments. </text:span><text:span text:style-name="T19">Journal of Computer </text:span><text:span text:style-name="T19">and system </text:span><text:span text:style-name="T19">sciences, 58(1), 137-</text:span><text:span text:style-name="T19">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20">Example: </text:span><text:span text:style-name="T21">a,b,c,b,d,</text:span><text:span text:style-name="T33">a,c,d,a,b,d,c,a,a,b</text:span></text:p>
                <text:list>
                  <text:list-header>
                    <text:p><text:span text:style-name="T21">c(6) = ?</text:span></text:p>
                  </text:list-header>
                </text:list>
              </text:list-item>
            </text:list>
          </draw:text-box>
        </draw:frame>
        <draw:custom-shape draw:style-name="gr8" draw:text-style-name="P14" draw:layer="layout" svg:width="5.024cm" svg:height="1.55cm" svg:x="3.581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20">Example: </text:span><text:span text:style-name="T21">a,b,c,b,d,</text:span><text:span text:style-name="T34">a</text:span><text:span text:style-name="T21">,c,d,</text:span><text:span text:style-name="T34">a</text:span><text:span text:style-name="T21">,b,d,c,</text:span><text:span text:style-name="T34">a</text:span><text:span text:style-name="T21">,</text:span><text:span text:style-name="T34">a</text:span><text:span text:style-name="T21">,b</text:span></text:p>
                <text:list>
                  <text:list-header>
                    <text:p><text:span text:style-name="T21">c(6) = 4</text:span></text:p>
                  </text:list-header>
                </text:list>
              </text:list-item>
            </text:list>
          </draw:text-box>
        </draw:frame>
        <draw:frame draw:style-name="gr9" draw:text-style-name="P15" draw:layer="layout" svg:width="11.008cm" svg:height="0.962cm" svg:x="15.045cm" svg:y="12.026cm">
          <draw:text-box>
            <text:p><text:span text:style-name="T27">(remember: </text:span><text:span text:style-name="T27">we count </text:span><text:span text:style-name="T27">forwards </text:span><text:span text:style-name="T27">only!)</text:span></text:p>
          </draw:text-box>
        </draw:frame>
        <draw:connector draw:style-name="gr10" draw:text-style-name="P14" draw:layer="layout" draw:line-skew="2.552cm" svg:x1="9.033cm" svg:y1="12.588cm" svg:x2="14.137cm" svg:y2="11.867cm" svg:d="M9033 12588h5104v-721" svg:viewBox="0 0 5105 722">
          <text:p/>
        </draw:connecto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text-style-name="P17" draw:layer="layout" svg:width="25.199cm" svg:height="5.591cm" svg:x="1.4cm" svg:y="4.285cm" presentation:class="outline" presentation:user-transformed="true">
          <draw:text-box>
            <text:list text:style-name="L2">
              <text:list-item>
                <text:p text:style-name="P16"><text:span text:style-name="T35">c(i) is the number of times e(i) appears in positions i, i+1, i+2, …, n</text:span></text:p>
              </text:list-item>
              <text:list-item>
                <text:p text:style-name="P16"><text:span text:style-name="T36">E[</text:span><text:span text:style-name="T37">n (</text:span><text:span text:style-name="T38">2 ×</text:span><text:span text:style-name="T39"> X.count – 1)</text:span><text:span text:style-name="T36">] is the average of</text:span><text:span text:style-name="T36"><text:line-break/></text:span><text:span text:style-name="T38">n (</text:span><text:span text:style-name="T40">2 c(i) – 1)</text:span><text:span text:style-name="T41"> over all positions </text:span><text:span text:style-name="T40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5" draw:text-style-name="P10" draw:layer="layout" svg:width="18.417cm" svg:height="2.691cm" svg:x="4.429cm" svg:y="10.037cm" svg:viewBox="0 0 18418 2692" draw:points="9210,2692 0,2692 0,0 18418,0 18418,2692">
            <text:p/>
          </draw:polygon>
          <draw:path draw:style-name="gr6" draw:text-style-name="P11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1" draw:layer="layout" svg:width="0.136cm" svg:height="0.985cm" svg:x="5.327cm" svg:y="10.826cm" svg:viewBox="0 0 137 986" draw:points="137,986 137,948 40,948 40,40 137,40 137,0 0,0 0,986">
            <text:p/>
          </draw:polygon>
          <draw:path draw:style-name="gr6" draw:text-style-name="P11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1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6" draw:text-style-name="P11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6" draw:text-style-name="P11" draw:layer="layout" svg:width="0.107cm" svg:height="0.107cm" svg:x="9.077cm" svg:y="11.46cm" svg:viewBox="0 0 108 108" svg:d="M108 54c0-29-25-54-54-54s-54 25-54 54 25 54 54 54 54-25 54-54z">
            <text:p/>
          </draw:path>
          <draw:path draw:style-name="gr6" draw:text-style-name="P11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1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1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6" draw:text-style-name="P11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1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1" draw:layer="layout" svg:width="0.136cm" svg:height="0.985cm" svg:x="13.632cm" svg:y="10.826cm" svg:viewBox="0 0 137 986" draw:points="137,0 0,0 0,40 96,40 96,948 0,948 0,986 137,986">
            <text:p/>
          </draw:polygon>
          <draw:path draw:style-name="gr6" draw:text-style-name="P11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6" draw:text-style-name="P11" draw:layer="layout" svg:width="0.593cm" svg:height="0.042cm" svg:x="15.315cm" svg:y="11.298cm" svg:viewBox="0 0 594 43" draw:points="296,43 0,43 0,0 594,0 594,43">
            <text:p/>
          </draw:polygon>
          <draw:path draw:style-name="gr6" draw:text-style-name="P11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6" draw:text-style-name="P11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1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1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1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5" draw:text-style-name="P10" draw:layer="layout" svg:width="16.673cm" svg:height="2.691cm" svg:x="4.429cm" svg:y="12.885cm" svg:viewBox="0 0 16674 2692" draw:points="8337,2692 0,2692 0,0 16674,0 16674,2692">
            <text:p/>
          </draw:polygon>
          <draw:path draw:style-name="gr6" draw:text-style-name="P11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1" draw:layer="layout" svg:width="0.136cm" svg:height="0.985cm" svg:x="5.327cm" svg:y="13.674cm" svg:viewBox="0 0 137 986" draw:points="137,986 137,948 40,948 40,40 137,40 137,0 0,0 0,986">
            <text:p/>
          </draw:polygon>
          <draw:path draw:style-name="gr6" draw:text-style-name="P11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1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1" draw:layer="layout" svg:width="0.107cm" svg:height="0.107cm" svg:x="9.077cm" svg:y="14.308cm" svg:viewBox="0 0 108 108" svg:d="M108 54c0-29-25-54-54-54s-54 25-54 54 25 54 54 54 54-25 54-54z">
            <text:p/>
          </draw:path>
          <draw:path draw:style-name="gr6" draw:text-style-name="P11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1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1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1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1" draw:layer="layout" svg:width="0.136cm" svg:height="0.985cm" svg:x="13.633cm" svg:y="13.674cm" svg:viewBox="0 0 137 986" draw:points="137,0 0,0 0,40 96,40 96,948 0,948 0,986 137,986">
            <text:p/>
          </draw:polygon>
          <draw:path draw:style-name="gr6" draw:text-style-name="P11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1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1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1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text-style-name="P7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13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13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5" draw:text-style-name="P10" draw:layer="layout" svg:width="16.673cm" svg:height="2.691cm" svg:x="5.211cm" svg:y="2.823cm" svg:viewBox="0 0 16674 2692" draw:points="8337,2692 0,2692 0,0 16674,0 16674,2692">
            <text:p/>
          </draw:polygon>
          <draw:path draw:style-name="gr6" draw:text-style-name="P11" draw:layer="layout" svg:width="0.716cm" svg:height="0.671cm" svg:x="5.249cm" svg:y="3.6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1" draw:layer="layout" svg:width="0.136cm" svg:height="0.985cm" svg:x="6.109cm" svg:y="3.612cm" svg:viewBox="0 0 137 986" draw:points="137,986 137,948 40,948 40,40 137,40 137,0 0,0 0,986">
            <text:p/>
          </draw:polygon>
          <draw:path draw:style-name="gr6" draw:text-style-name="P11" draw:layer="layout" svg:width="0.534cm" svg:height="0.447cm" svg:x="6.295cm" svg:y="3.9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6.956cm" svg:y="3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7.29cm" svg:y="3.6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476cm" svg:height="0.476cm" svg:x="8.096cm" svg:y="3.8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1" draw:layer="layout" svg:width="0.812cm" svg:height="0.674cm" svg:x="8.963cm" svg:y="3.6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1" draw:layer="layout" svg:width="0.107cm" svg:height="0.107cm" svg:x="9.859cm" svg:y="4.246cm" svg:viewBox="0 0 108 108" svg:d="M108 54c0-29-25-54-54-54s-54 25-54 54 25 54 54 54 54-25 54-54z">
            <text:p/>
          </draw:path>
          <draw:path draw:style-name="gr6" draw:text-style-name="P11" draw:layer="layout" svg:width="0.375cm" svg:height="0.454cm" svg:x="10.244cm" svg:y="3.9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10.676cm" svg:y="3.9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47cm" svg:x="11.171cm" svg:y="3.9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1" draw:layer="layout" svg:width="0.496cm" svg:height="0.436cm" svg:x="11.718cm" svg:y="3.9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1" draw:layer="layout" svg:width="0.308cm" svg:height="0.618cm" svg:x="12.224cm" svg:y="3.744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1" draw:layer="layout" svg:width="0.602cm" svg:height="0.042cm" svg:x="12.833cm" svg:y="4.084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13.606cm" svg:y="3.6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14.065cm" svg:y="3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1" draw:layer="layout" svg:width="0.136cm" svg:height="0.985cm" svg:x="14.415cm" svg:y="3.612cm" svg:viewBox="0 0 137 986" draw:points="137,0 0,0 0,40 96,40 96,948 0,948 0,986 137,986">
            <text:p/>
          </draw:polygon>
          <draw:path draw:style-name="gr6" draw:text-style-name="P11" draw:layer="layout" svg:width="0.655cm" svg:height="0.232cm" svg:x="14.995cm" svg:y="3.9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6.478cm" svg:y="2.8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6.034cm" svg:y="3.4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1" draw:layer="layout" svg:width="0.21cm" svg:height="0.465cm" svg:x="16.084cm" svg:y="5.0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6.379cm" svg:y="5.24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7.009cm" svg:y="5.05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23cm" svg:height="0.985cm" svg:x="17.497cm" svg:y="3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17.831cm" svg:y="3.6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384cm" svg:height="0.447cm" svg:x="18.315cm" svg:y="3.9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1" draw:layer="layout" svg:width="0.23cm" svg:height="0.985cm" svg:x="18.798cm" svg:y="3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261cm" svg:height="0.662cm" svg:x="19.112cm" svg:y="3.6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1" draw:layer="layout" svg:width="0.23cm" svg:height="0.985cm" svg:x="19.479cm" svg:y="3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042cm" svg:x="20.104cm" svg:y="4.084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1.094cm" svg:y="3.6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21.556cm" svg:y="3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5" draw:text-style-name="P10" draw:layer="layout" svg:width="25.267cm" svg:height="1.938cm" svg:x="2.025cm" svg:y="13.552cm" svg:viewBox="0 0 25268 1939" draw:points="12635,1939 0,1939 0,0 25268,0 25268,1939">
            <text:p/>
          </draw:polygon>
          <draw:path draw:style-name="gr6" draw:text-style-name="P11" draw:layer="layout" svg:width="0.64cm" svg:height="0.6cm" svg:x="2.059cm" svg:y="13.8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6" draw:text-style-name="P11" draw:layer="layout" svg:width="0.121cm" svg:height="0.88cm" svg:x="2.828cm" svg:y="13.817cm" svg:viewBox="0 0 122 881" draw:points="122,881 122,847 36,847 36,36 122,36 122,0 0,0 0,881">
            <text:p/>
          </draw:polygon>
          <draw:path draw:style-name="gr6" draw:text-style-name="P11" draw:layer="layout" svg:width="0.477cm" svg:height="0.4cm" svg:x="2.994cm" svg:y="14.0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6" draw:text-style-name="P11" draw:layer="layout" svg:width="0.205cm" svg:height="0.88cm" svg:x="3.585cm" svg:y="13.8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1" draw:layer="layout" svg:width="0.351cm" svg:height="0.588cm" svg:x="3.883cm" svg:y="13.8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1" draw:layer="layout" svg:width="0.425cm" svg:height="0.426cm" svg:x="4.604cm" svg:y="14.0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6" draw:text-style-name="P11" draw:layer="layout" svg:width="0.726cm" svg:height="0.602cm" svg:x="5.378cm" svg:y="13.8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6" draw:text-style-name="P11" draw:layer="layout" svg:width="0.095cm" svg:height="0.095cm" svg:x="6.179cm" svg:y="14.383cm" svg:viewBox="0 0 96 96" svg:d="M96 48c0-26-22-48-48-48s-48 22-48 48 22 48 48 48 48-22 48-48z">
            <text:p/>
          </draw:path>
          <draw:path draw:style-name="gr6" draw:text-style-name="P11" draw:layer="layout" svg:width="0.335cm" svg:height="0.406cm" svg:x="6.524cm" svg:y="14.0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6" draw:text-style-name="P11" draw:layer="layout" svg:width="0.391cm" svg:height="0.406cm" svg:x="6.91cm" svg:y="14.0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6" draw:text-style-name="P11" draw:layer="layout" svg:width="0.443cm" svg:height="0.4cm" svg:x="7.352cm" svg:y="14.0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6" draw:text-style-name="P11" draw:layer="layout" svg:width="0.443cm" svg:height="0.39cm" svg:x="7.841cm" svg:y="14.0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6" draw:text-style-name="P11" draw:layer="layout" svg:width="0.275cm" svg:height="0.552cm" svg:x="8.293cm" svg:y="13.935cm" svg:viewBox="0 0 276 553" svg:d="M136 190h126v-28h-126v-162h-22c0 72-28 166-114 170v20h76v243c0 110 82 120 114 120 62 0 86-62 86-120v-50h-22v50c0 64-26 98-58 98-60 0-60-80-60-96z">
            <text:p/>
          </draw:path>
          <draw:path draw:style-name="gr6" draw:text-style-name="P11" draw:layer="layout" svg:width="0.538cm" svg:height="0.037cm" svg:x="8.838cm" svg:y="14.239cm" svg:viewBox="0 0 539 38" svg:d="M509 38c14 0 30 0 30-20 0-18-16-18-30-18h-479c-14 0-30 0-30 18 0 20 16 20 30 20z">
            <text:p/>
          </draw:path>
          <draw:path draw:style-name="gr6" draw:text-style-name="P11" draw:layer="layout" svg:width="0.291cm" svg:height="0.588cm" svg:x="9.529cm" svg:y="13.8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1" draw:layer="layout" svg:width="0.205cm" svg:height="0.88cm" svg:x="9.939cm" svg:y="13.8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6" draw:text-style-name="P11" draw:layer="layout" svg:width="0.121cm" svg:height="0.88cm" svg:x="10.251cm" svg:y="13.817cm" svg:viewBox="0 0 122 881" draw:points="122,0 0,0 0,36 86,36 86,847 0,847 0,881 122,881">
            <text:p/>
          </draw:polygon>
          <draw:path draw:style-name="gr6" draw:text-style-name="P11" draw:layer="layout" svg:width="0.586cm" svg:height="0.207cm" svg:x="10.77cm" svg:y="14.1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1" draw:layer="layout" svg:width="1.172cm" svg:height="1.233cm" svg:x="11.699cm" svg:y="13.6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1" draw:layer="layout" svg:width="0.315cm" svg:height="0.279cm" svg:x="12.131cm" svg:y="15.2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1" draw:layer="layout" svg:width="0.291cm" svg:height="0.588cm" svg:x="13.144cm" svg:y="13.8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1" draw:layer="layout" svg:width="0.586cm" svg:height="0.588cm" svg:x="13.751cm" svg:y="13.9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365cm" svg:height="0.606cm" svg:x="14.618cm" svg:y="13.8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6" draw:text-style-name="P11" draw:layer="layout" svg:width="0.586cm" svg:height="0.588cm" svg:x="15.265cm" svg:y="13.9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351cm" svg:height="0.606cm" svg:x="16.14cm" svg:y="13.8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6" draw:text-style-name="P11" draw:layer="layout" svg:width="0.586cm" svg:height="0.588cm" svg:x="16.78cm" svg:y="13.9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095cm" svg:height="0.095cm" svg:x="17.685cm" svg:y="14.209cm" svg:viewBox="0 0 96 96" svg:d="M96 48c0-26-22-48-48-48s-48 22-48 48 22 48 48 48 48-22 48-48z">
            <text:p/>
          </draw:path>
          <draw:path draw:style-name="gr6" draw:text-style-name="P11" draw:layer="layout" svg:width="0.095cm" svg:height="0.095cm" svg:x="18.078cm" svg:y="14.209cm" svg:viewBox="0 0 96 96" svg:d="M96 48c0-26-22-48-48-48s-48 22-48 48 22 48 48 48 48-22 48-48z">
            <text:p/>
          </draw:path>
          <draw:path draw:style-name="gr6" draw:text-style-name="P11" draw:layer="layout" svg:width="0.095cm" svg:height="0.095cm" svg:x="18.468cm" svg:y="14.209cm" svg:viewBox="0 0 96 96" svg:d="M96 48c0-26-22-48-48-48s-48 22-48 48 22 48 48 48 48-22 48-48z">
            <text:p/>
          </draw:path>
          <draw:path draw:style-name="gr6" draw:text-style-name="P11" draw:layer="layout" svg:width="0.586cm" svg:height="0.588cm" svg:x="18.88cm" svg:y="13.9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205cm" svg:height="0.88cm" svg:x="19.799cm" svg:y="13.8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1" draw:layer="layout" svg:width="0.351cm" svg:height="0.588cm" svg:x="20.098cm" svg:y="13.8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1" draw:layer="layout" svg:width="0.722cm" svg:height="0.4cm" svg:x="20.518cm" svg:y="14.0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1" draw:layer="layout" svg:width="0.315cm" svg:height="0.279cm" svg:x="21.303cm" svg:y="14.3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6" draw:text-style-name="P11" draw:layer="layout" svg:width="0.538cm" svg:height="0.037cm" svg:x="21.96cm" svg:y="14.239cm" svg:viewBox="0 0 539 38" svg:d="M509 38c14 0 30 0 30-20 0-18-16-18-30-18h-479c-14 0-30 0-30 18 0 20 16 20 30 20z">
            <text:p/>
          </draw:path>
          <draw:path draw:style-name="gr6" draw:text-style-name="P11" draw:layer="layout" svg:width="0.291cm" svg:height="0.588cm" svg:x="22.844cm" svg:y="13.8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1" draw:layer="layout" svg:width="0.205cm" svg:height="0.88cm" svg:x="23.257cm" svg:y="13.8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6" draw:text-style-name="P11" draw:layer="layout" svg:width="0.586cm" svg:height="0.207cm" svg:x="23.841cm" svg:y="14.1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1" draw:layer="layout" svg:width="1.172cm" svg:height="1.233cm" svg:x="24.77cm" svg:y="13.6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1" draw:layer="layout" svg:width="0.315cm" svg:height="0.279cm" svg:x="25.203cm" svg:y="15.2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1" draw:layer="layout" svg:width="0.722cm" svg:height="0.4cm" svg:x="26.164cm" svg:y="14.0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1" draw:layer="layout" svg:width="0.273cm" svg:height="0.41cm" svg:x="26.949cm" svg:y="13.7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6" draw:text-style-name="P11" draw:layer="layout" svg:width="0.315cm" svg:height="0.279cm" svg:x="26.947cm" svg:y="14.4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or higher order moments<text:line-break/>(v = X.count)</text:p>
          </draw:text-box>
        </draw:frame>
        <draw:frame presentation:style-name="pr4" draw:text-style-name="P17" draw:layer="layout" svg:width="25.199cm" svg:height="9.134cm" svg:x="1.4cm" svg:y="4.285cm" presentation:class="outline">
          <draw:text-box>
            <text:list text:style-name="L2">
              <text:list-item>
                <text:p text:style-name="P16"><text:span text:style-name="T35">For </text:span><text:span text:style-name="T42">second order</text:span><text:span text:style-name="T35"> moment</text:span></text:p>
                <text:list>
                  <text:list-item>
                    <text:p text:style-name="P16"><text:span text:style-name="T43">We use </text:span><text:span text:style-name="T44">n(2v-1) = n(v</text:span><text:span text:style-name="T45">2</text:span><text:span text:style-name="T44"> – (v-1)</text:span><text:span text:style-name="T46">2</text:span><text:span text:style-name="T47">)</text:span></text:p>
                  </text:list-item>
                </text:list>
              </text:list-item>
              <text:list-item>
                <text:p text:style-name="P16"><text:span text:style-name="T35"><text:s/></text:span><text:span text:style-name="T35">For </text:span><text:span text:style-name="T42">third order</text:span><text:span text:style-name="T35"> moment</text:span></text:p>
                <text:list>
                  <text:list-item>
                    <text:p text:style-name="P16"><text:span text:style-name="T43">We use </text:span><text:span text:style-name="T44">n(3v</text:span><text:span text:style-name="T45">2</text:span><text:span text:style-name="T44"> – 3v + 1) = n(v</text:span><text:span text:style-name="T45">3</text:span><text:span text:style-name="T44"> – (v-1)</text:span><text:span text:style-name="T46">3</text:span><text:span text:style-name="T47">)</text:span></text:p>
                  </text:list-item>
                </text:list>
              </text:list-item>
              <text:list-item>
                <text:p text:style-name="P16"><text:span text:style-name="T48">For </text:span><text:span text:style-name="T49">k</text:span><text:span text:style-name="T50">th</text:span><text:span text:style-name="T49"> order</text:span><text:span text:style-name="T48"> moment</text:span></text:p>
                <text:list>
                  <text:list-item>
                    <text:p text:style-name="P16"><text:span text:style-name="T51">We use </text:span><text:span text:style-name="T52">n(v</text:span><text:span text:style-name="T45">k</text:span><text:span text:style-name="T52"> - (v-1)</text:span><text:span text:style-name="T45">k</text:span><text:span text:style-name="T5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Use a <text:span text:style-name="T20">reservoir sampling</text:span> strategy</text:p>
              </text:list-item>
              <text:list-item>
                <text:p>If we want <text:span text:style-name="T6">s</text:span> samples</text:p>
                <text:list>
                  <text:list-item>
                    <text:p>Pick the first <text:span text:style-name="T6">s</text:span> elements of the stream setting X<text:span text:style-name="T13">i</text:span>.element ← e(i) and X<text:span text:style-name="T13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13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k<text:span text:style-name="T53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FreeSerif1" svg:font-family="FreeSerif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Ullman: </text:span><text:span text:style-name="MT3">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</text:span><text:span text:style-name="MT3">Rajaraman, J. Ullman: </text:span><text:span text:style-name="MT3">Mining of Massive </text:span><text:span text:style-name="MT3">Datasets, </text:span><text:span text:style-name="MT3">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6:02:09.764439428</dc:date>
    <meta:editing-duration>PT18H25M19S</meta:editing-duration>
    <meta:editing-cycles>127</meta:editing-cycles>
    <meta:generator>LibreOffice/6.4.7.2$Linux_X86_64 LibreOffice_project/40$Build-2</meta:generator>
    <meta:document-statistic meta:object-count="304"/>
  </office:meta>
</office:document-meta>
</file>

<file path=Object 1/content.xml><?xml version="1.0" encoding="utf-8"?>
<math xmlns="http://www.w3.org/1998/Math/MathML" display="block"/>
</file>